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45669115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</text:span><text:soft-page-break/><text:span text:style-name="T4">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45669115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</text:span><text:soft-page-break/><text:span text:style-name="T4">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45669115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</text:span><text:soft-page-break/><text:span text:style-name="T4">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text-properties fo:font-weight="normal" style:font-weight-asian="normal" style:font-weight-complex="normal" style:text-underline-style="none"/>
    </style:style>
    <style:style style:family="paragraph" style:list-style-name="L1" style:name="P8" style:parent-style-name="UrbanBody"/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normal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name="Cadre1" draw:style-name="fr1" draw:z-index="0" svg:height="2.829cm" svg:width="7.631cm" svg:x="7.77cm" svg:y="0.24cm" text:anchor-type="paragraph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licence_view.get_parcels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name="Section2" text:style-name="Sect1">
        <text:list text:style-name="L1" xml:id="list345669115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</text:span><text:soft-page-break/><text:span text:style-name="T4">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05.659206446</dc:date>
    <dc:language>fr-FR</dc:language>
    <meta:editing-cycles>92</meta:editing-cycles>
    <meta:editing-duration>P1DT20H15M32S</meta:editing-duration>
    <meta:document-statistic meta:table-count="0" meta:image-count="0" meta:object-count="0" meta:page-count="2" meta:paragraph-count="26" meta:word-count="314" meta:character-count="2535" meta:non-whitespace-character-count="2281"/>
    <meta:user-defined meta:name="Info 1"/>
    <meta:user-defined meta:name="Info 2"/>
    <meta:user-defined meta:name="Info 3"/>
    <meta:user-defined meta:name="Info 4"/>
  </office:meta>
</office:document-meta>
</file>